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NewPSMT" svg:font-family="CourierNewPSMT" style:font-family-generic="roman" style:font-pitch="variable"/>
    <style:font-face style:name="Helvetica-Bold" svg:font-family="Helvetica-Bold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" svg:font-family="Helvetica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List_20_Paragraph" style:list-style-name="WWNum28">
      <loext:graphic-properties draw:fill="solid" draw:fill-color="#fbfbfb"/>
      <style:paragraph-properties fo:text-align="start" style:justify-single-word="false" fo:background-color="#fbfbfb"/>
    </style:style>
    <style:style style:name="P3" style:family="paragraph" style:parent-style-name="List_20_Paragraph" style:list-style-name="WWNum29">
      <loext:graphic-properties draw:fill="solid" draw:fill-color="#fbfbfb"/>
      <style:paragraph-properties fo:margin-left="2.54cm" fo:margin-right="0.661cm" fo:margin-top="0.494cm" fo:margin-bottom="0cm" style:contextual-spacing="true" fo:text-indent="-0.635cm" style:auto-text-indent="false" fo:background-color="#fbfbfb"/>
    </style:style>
    <style:style style:name="P4" style:family="paragraph" style:parent-style-name="List_20_Paragraph" style:list-style-name="WWNum30">
      <loext:graphic-properties draw:fill="solid" draw:fill-color="#fbfbfb"/>
      <style:paragraph-properties fo:margin-left="2.54cm" fo:margin-right="0.661cm" fo:margin-top="0.494cm" fo:margin-bottom="0cm" style:contextual-spacing="true" fo:text-indent="-0.635cm" style:auto-text-indent="false" fo:background-color="#fbfbfb"/>
    </style:style>
    <style:style style:name="P5" style:family="paragraph" style:parent-style-name="List_20_Paragraph" style:list-style-name="WWNum39">
      <loext:graphic-properties draw:fill="solid" draw:fill-color="#fbfbfb"/>
      <style:paragraph-properties fo:margin-left="2.54cm" fo:margin-right="0.661cm" fo:margin-top="0.494cm" fo:margin-bottom="0cm" style:contextual-spacing="true" fo:text-indent="-0.635cm" style:auto-text-indent="false" fo:background-color="#fbfbfb"/>
    </style:style>
    <style:style style:name="P6" style:family="paragraph" style:parent-style-name="List_20_Paragraph" style:list-style-name="WWNum33">
      <loext:graphic-properties draw:fill="solid" draw:fill-color="#fbfbfb"/>
      <style:paragraph-properties fo:margin-left="2.54cm" fo:margin-right="0.661cm" fo:margin-top="0.494cm" fo:margin-bottom="0cm" style:contextual-spacing="true" fo:text-indent="-0.635cm" style:auto-text-indent="false" fo:background-color="#fbfbfb"/>
      <style:text-properties style:text-underline-style="solid" style:text-underline-width="auto" style:text-underline-color="font-color"/>
    </style:style>
    <style:style style:name="P7" style:family="paragraph" style:parent-style-name="List_20_Paragraph" style:list-style-name="WWNum34">
      <loext:graphic-properties draw:fill="solid" draw:fill-color="#fbfbfb"/>
      <style:paragraph-properties fo:margin-left="2.54cm" fo:margin-right="0.661cm" fo:margin-top="0.494cm" fo:margin-bottom="0cm" style:contextual-spacing="true" fo:text-indent="-0.635cm" style:auto-text-indent="false" fo:background-color="#fbfbfb"/>
      <style:text-properties style:text-underline-style="solid" style:text-underline-width="auto" style:text-underline-color="font-color"/>
    </style:style>
    <style:style style:name="P8" style:family="paragraph" style:parent-style-name="List_20_Paragraph" style:list-style-name="WWNum37">
      <loext:graphic-properties draw:fill="solid" draw:fill-color="#fbfbfb"/>
      <style:paragraph-properties fo:margin-left="2.54cm" fo:margin-right="0.661cm" fo:margin-top="0.494cm" fo:margin-bottom="0cm" style:contextual-spacing="true" fo:text-indent="-0.635cm" style:auto-text-indent="false" fo:background-color="#fbfbfb"/>
      <style:text-properties style:text-underline-style="solid" style:text-underline-width="auto" style:text-underline-color="font-color"/>
    </style:style>
    <style:style style:name="P9" style:family="paragraph" style:parent-style-name="List_20_Paragraph" style:list-style-name="WWNum31">
      <loext:graphic-properties draw:fill="solid" draw:fill-color="#fbfbfb"/>
      <style:paragraph-properties fo:margin-left="2.54cm" fo:margin-right="0.661cm" fo:margin-top="0.494cm" fo:margin-bottom="0cm" style:contextual-spacing="true" fo:text-indent="-0.635cm" style:auto-text-indent="false" fo:background-color="#fbfbfb"/>
      <style:text-properties style:text-underline-style="solid" style:text-underline-width="auto" style:text-underline-color="font-color"/>
    </style:style>
    <style:style style:name="P10" style:family="paragraph" style:parent-style-name="List_20_Paragraph" style:list-style-name="WWNum36">
      <loext:graphic-properties draw:fill="solid" draw:fill-color="#fbfbfb"/>
      <style:paragraph-properties fo:margin-left="2.54cm" fo:margin-right="0.661cm" fo:margin-top="0.494cm" fo:margin-bottom="0cm" style:contextual-spacing="true" fo:text-indent="-0.635cm" style:auto-text-indent="false" fo:background-color="#fbfbfb"/>
      <style:text-properties style:text-underline-style="solid" style:text-underline-width="auto" style:text-underline-color="font-color"/>
    </style:style>
    <style:style style:name="P11" style:family="paragraph" style:parent-style-name="List_20_Paragraph" style:list-style-name="WWNum32">
      <loext:graphic-properties draw:fill="solid" draw:fill-color="#fbfbfb"/>
      <style:paragraph-properties fo:margin-left="2.54cm" fo:margin-right="0.661cm" fo:margin-top="0.494cm" fo:margin-bottom="0cm" style:contextual-spacing="true" fo:text-indent="-0.635cm" style:auto-text-indent="false" fo:background-color="#fbfbfb"/>
      <style:text-properties style:text-underline-style="none"/>
    </style:style>
    <style:style style:name="P12" style:family="paragraph" style:parent-style-name="List_20_Paragraph" style:list-style-name="WWNum35">
      <loext:graphic-properties draw:fill="solid" draw:fill-color="#fbfbfb"/>
      <style:paragraph-properties fo:margin-left="2.54cm" fo:margin-right="0.661cm" fo:margin-top="0.494cm" fo:margin-bottom="0cm" style:contextual-spacing="true" fo:text-indent="-0.635cm" style:auto-text-indent="false" fo:background-color="#fbfbfb"/>
      <style:text-properties style:text-underline-style="none"/>
    </style:style>
    <style:style style:name="P13" style:family="paragraph" style:parent-style-name="List_20_Paragraph" style:list-style-name="WWNum38">
      <loext:graphic-properties draw:fill="solid" draw:fill-color="#fbfbfb"/>
      <style:paragraph-properties fo:margin-left="2.54cm" fo:margin-right="0.661cm" fo:margin-top="0.494cm" fo:margin-bottom="0cm" style:contextual-spacing="true" fo:text-indent="-0.635cm" style:auto-text-indent="false" fo:background-color="#fbfbfb"/>
      <style:text-properties style:text-underline-style="none"/>
    </style:style>
    <style:style style:name="P14" style:family="paragraph" style:parent-style-name="List_20_Paragraph" style:list-style-name="WWNum40">
      <loext:graphic-properties draw:fill="solid" draw:fill-color="#fbfbfb"/>
      <style:paragraph-properties fo:margin-left="2.54cm" fo:margin-right="0.661cm" fo:margin-top="0.494cm" fo:margin-bottom="0cm" style:contextual-spacing="true" fo:text-indent="-0.635cm" style:auto-text-indent="false" fo:background-color="#fbfbfb"/>
      <style:text-properties style:text-underline-style="none" officeooo:rsid="0013561b" officeooo:paragraph-rsid="0013561b"/>
    </style:style>
    <style:style style:name="P15" style:family="paragraph" style:parent-style-name="List_20_Paragraph" style:list-style-name="WWNum30">
      <loext:graphic-properties draw:fill="solid" draw:fill-color="#fbfbfb"/>
      <style:paragraph-properties fo:margin-left="2.54cm" fo:margin-right="0.661cm" fo:margin-top="0cm" fo:margin-bottom="0.494cm" style:contextual-spacing="true" fo:text-indent="-0.635cm" style:auto-text-indent="false" fo:background-color="#fbfbfb"/>
    </style:style>
    <style:style style:name="P16" style:family="paragraph" style:parent-style-name="List_20_Paragraph" style:list-style-name="WWNum31">
      <loext:graphic-properties draw:fill="solid" draw:fill-color="#fbfbfb"/>
      <style:paragraph-properties fo:margin-left="2.54cm" fo:margin-right="0.661cm" fo:margin-top="0cm" fo:margin-bottom="0.494cm" style:contextual-spacing="true" fo:text-indent="-0.635cm" style:auto-text-indent="false" fo:background-color="#fbfbfb"/>
    </style:style>
    <style:style style:name="P17" style:family="paragraph" style:parent-style-name="List_20_Paragraph" style:list-style-name="WWNum32">
      <loext:graphic-properties draw:fill="solid" draw:fill-color="#fbfbfb"/>
      <style:paragraph-properties fo:margin-left="2.54cm" fo:margin-right="0.661cm" fo:margin-top="0cm" fo:margin-bottom="0.494cm" style:contextual-spacing="true" fo:text-indent="-0.635cm" style:auto-text-indent="false" fo:background-color="#fbfbfb"/>
    </style:style>
    <style:style style:name="P18" style:family="paragraph" style:parent-style-name="List_20_Paragraph" style:list-style-name="WWNum33">
      <loext:graphic-properties draw:fill="solid" draw:fill-color="#fbfbfb"/>
      <style:paragraph-properties fo:margin-left="2.54cm" fo:margin-right="0.661cm" fo:margin-top="0cm" fo:margin-bottom="0.494cm" style:contextual-spacing="true" fo:text-indent="-0.635cm" style:auto-text-indent="false" fo:background-color="#fbfbfb"/>
    </style:style>
    <style:style style:name="P19" style:family="paragraph" style:parent-style-name="List_20_Paragraph" style:list-style-name="WWNum34">
      <loext:graphic-properties draw:fill="solid" draw:fill-color="#fbfbfb"/>
      <style:paragraph-properties fo:margin-left="2.54cm" fo:margin-right="0.661cm" fo:margin-top="0cm" fo:margin-bottom="0.494cm" style:contextual-spacing="true" fo:text-indent="-0.635cm" style:auto-text-indent="false" fo:background-color="#fbfbfb"/>
    </style:style>
    <style:style style:name="P20" style:family="paragraph" style:parent-style-name="List_20_Paragraph" style:list-style-name="WWNum36">
      <loext:graphic-properties draw:fill="solid" draw:fill-color="#fbfbfb"/>
      <style:paragraph-properties fo:margin-left="2.54cm" fo:margin-right="0.661cm" fo:margin-top="0cm" fo:margin-bottom="0.494cm" style:contextual-spacing="true" fo:text-indent="-0.635cm" style:auto-text-indent="false" fo:background-color="#fbfbfb"/>
    </style:style>
    <style:style style:name="P21" style:family="paragraph" style:parent-style-name="List_20_Paragraph" style:list-style-name="WWNum37">
      <loext:graphic-properties draw:fill="solid" draw:fill-color="#fbfbfb"/>
      <style:paragraph-properties fo:margin-left="2.54cm" fo:margin-right="0.661cm" fo:margin-top="0cm" fo:margin-bottom="0.494cm" style:contextual-spacing="true" fo:text-indent="-0.635cm" style:auto-text-indent="false" fo:background-color="#fbfbfb"/>
    </style:style>
    <style:style style:name="P22" style:family="paragraph" style:parent-style-name="List_20_Paragraph" style:list-style-name="WWNum39">
      <loext:graphic-properties draw:fill="solid" draw:fill-color="#fbfbfb"/>
      <style:paragraph-properties fo:margin-left="2.54cm" fo:margin-right="0.661cm" fo:margin-top="0cm" fo:margin-bottom="0.494cm" style:contextual-spacing="true" fo:text-indent="-0.635cm" style:auto-text-indent="false" fo:background-color="#fbfbfb"/>
    </style:style>
    <style:style style:name="P23" style:family="paragraph" style:parent-style-name="List_20_Paragraph" style:list-style-name="WWNum29">
      <loext:graphic-properties draw:fill="solid" draw:fill-color="#fbfbfb"/>
      <style:paragraph-properties fo:margin-left="2.54cm" fo:margin-right="0.661cm" fo:margin-top="0cm" fo:margin-bottom="0.494cm" style:contextual-spacing="true" fo:text-indent="-0.635cm" style:auto-text-indent="false" fo:background-color="#fbfbfb"/>
      <style:text-properties style:text-underline-style="solid" style:text-underline-width="auto" style:text-underline-color="font-color"/>
    </style:style>
    <style:style style:name="P24" style:family="paragraph" style:parent-style-name="List_20_Paragraph" style:list-style-name="WWNum38">
      <loext:graphic-properties draw:fill="solid" draw:fill-color="#fbfbfb"/>
      <style:paragraph-properties fo:margin-left="2.54cm" fo:margin-right="0.661cm" fo:margin-top="0cm" fo:margin-bottom="0.494cm" style:contextual-spacing="true" fo:text-indent="-0.635cm" style:auto-text-indent="false" fo:background-color="#fbfbfb"/>
      <style:text-properties style:text-underline-style="solid" style:text-underline-width="auto" style:text-underline-color="font-color"/>
    </style:style>
    <style:style style:name="P25" style:family="paragraph" style:parent-style-name="List_20_Paragraph" style:list-style-name="WWNum35">
      <loext:graphic-properties draw:fill="solid" draw:fill-color="#fbfbfb"/>
      <style:paragraph-properties fo:margin-left="2.54cm" fo:margin-right="0.661cm" fo:margin-top="0cm" fo:margin-bottom="0.494cm" style:contextual-spacing="true" fo:text-indent="-0.635cm" style:auto-text-indent="false" fo:background-color="#fbfbfb"/>
      <style:text-properties style:text-underline-style="solid" style:text-underline-width="auto" style:text-underline-color="font-color"/>
    </style:style>
    <style:style style:name="P26" style:family="paragraph" style:parent-style-name="List_20_Paragraph" style:list-style-name="WWNum40">
      <loext:graphic-properties draw:fill="solid" draw:fill-color="#fbfbfb"/>
      <style:paragraph-properties fo:margin-left="2.54cm" fo:margin-right="0.661cm" fo:margin-top="0cm" fo:margin-bottom="0.494cm" style:contextual-spacing="true" fo:text-indent="-0.635cm" style:auto-text-indent="false" fo:background-color="#fbfbfb"/>
      <style:text-properties style:text-underline-style="solid" style:text-underline-width="auto" style:text-underline-color="font-color"/>
    </style:style>
    <style:style style:name="P27" style:family="paragraph" style:parent-style-name="List_20_Paragraph" style:list-style-name="WWNum29">
      <loext:graphic-properties draw:fill="solid" draw:fill-color="#fbfbfb"/>
      <style:paragraph-properties fo:margin-left="2.54cm" fo:margin-right="0.661cm" fo:margin-top="0cm" fo:margin-bottom="0cm" style:contextual-spacing="true" fo:text-indent="-0.635cm" style:auto-text-indent="false" fo:background-color="#fbfbfb"/>
    </style:style>
    <style:style style:name="P28" style:family="paragraph" style:parent-style-name="List_20_Paragraph" style:list-style-name="WWNum33">
      <loext:graphic-properties draw:fill="solid" draw:fill-color="#fbfbfb"/>
      <style:paragraph-properties fo:margin-left="2.54cm" fo:margin-right="0.661cm" fo:margin-top="0cm" fo:margin-bottom="0cm" style:contextual-spacing="true" fo:text-indent="-0.635cm" style:auto-text-indent="false" fo:background-color="#fbfbfb"/>
    </style:style>
    <style:style style:name="P29" style:family="paragraph" style:parent-style-name="List_20_Paragraph" style:list-style-name="WWNum34">
      <loext:graphic-properties draw:fill="solid" draw:fill-color="#fbfbfb"/>
      <style:paragraph-properties fo:margin-left="2.54cm" fo:margin-right="0.661cm" fo:margin-top="0cm" fo:margin-bottom="0cm" style:contextual-spacing="true" fo:text-indent="-0.635cm" style:auto-text-indent="false" fo:background-color="#fbfbfb"/>
    </style:style>
    <style:style style:name="P30" style:family="paragraph" style:parent-style-name="List_20_Paragraph" style:list-style-name="WWNum35">
      <loext:graphic-properties draw:fill="solid" draw:fill-color="#fbfbfb"/>
      <style:paragraph-properties fo:margin-left="2.54cm" fo:margin-right="0.661cm" fo:margin-top="0cm" fo:margin-bottom="0cm" style:contextual-spacing="true" fo:text-indent="-0.635cm" style:auto-text-indent="false" fo:background-color="#fbfbfb"/>
    </style:style>
    <style:style style:name="P31" style:family="paragraph" style:parent-style-name="List_20_Paragraph" style:list-style-name="WWNum36">
      <loext:graphic-properties draw:fill="solid" draw:fill-color="#fbfbfb"/>
      <style:paragraph-properties fo:margin-left="2.54cm" fo:margin-right="0.661cm" fo:margin-top="0cm" fo:margin-bottom="0cm" style:contextual-spacing="true" fo:text-indent="-0.635cm" style:auto-text-indent="false" fo:background-color="#fbfbfb"/>
    </style:style>
    <style:style style:name="P32" style:family="paragraph" style:parent-style-name="List_20_Paragraph" style:list-style-name="WWNum37">
      <loext:graphic-properties draw:fill="solid" draw:fill-color="#fbfbfb"/>
      <style:paragraph-properties fo:margin-left="2.54cm" fo:margin-right="0.661cm" fo:margin-top="0cm" fo:margin-bottom="0cm" style:contextual-spacing="true" fo:text-indent="-0.635cm" style:auto-text-indent="false" fo:background-color="#fbfbfb"/>
    </style:style>
    <style:style style:name="P33" style:family="paragraph" style:parent-style-name="List_20_Paragraph" style:list-style-name="WWNum38">
      <loext:graphic-properties draw:fill="solid" draw:fill-color="#fbfbfb"/>
      <style:paragraph-properties fo:margin-left="2.54cm" fo:margin-right="0.661cm" fo:margin-top="0cm" fo:margin-bottom="0cm" style:contextual-spacing="true" fo:text-indent="-0.635cm" style:auto-text-indent="false" fo:background-color="#fbfbfb"/>
    </style:style>
    <style:style style:name="P34" style:family="paragraph" style:parent-style-name="List_20_Paragraph" style:list-style-name="WWNum40">
      <loext:graphic-properties draw:fill="solid" draw:fill-color="#fbfbfb"/>
      <style:paragraph-properties fo:margin-left="2.54cm" fo:margin-right="0.661cm" fo:margin-top="0cm" fo:margin-bottom="0cm" style:contextual-spacing="true" fo:text-indent="-0.635cm" style:auto-text-indent="false" fo:background-color="#fbfbfb"/>
    </style:style>
    <style:style style:name="P35" style:family="paragraph" style:parent-style-name="List_20_Paragraph" style:list-style-name="WWNum30">
      <loext:graphic-properties draw:fill="solid" draw:fill-color="#fbfbfb"/>
      <style:paragraph-properties fo:margin-left="2.54cm" fo:margin-right="0.661cm" fo:margin-top="0cm" fo:margin-bottom="0cm" style:contextual-spacing="true" fo:text-indent="-0.635cm" style:auto-text-indent="false" fo:background-color="#fbfbfb"/>
      <style:text-properties style:text-underline-style="solid" style:text-underline-width="auto" style:text-underline-color="font-color"/>
    </style:style>
    <style:style style:name="P36" style:family="paragraph" style:parent-style-name="List_20_Paragraph" style:list-style-name="WWNum32">
      <loext:graphic-properties draw:fill="solid" draw:fill-color="#fbfbfb"/>
      <style:paragraph-properties fo:margin-left="2.54cm" fo:margin-right="0.661cm" fo:margin-top="0cm" fo:margin-bottom="0cm" style:contextual-spacing="true" fo:text-indent="-0.635cm" style:auto-text-indent="false" fo:background-color="#fbfbfb"/>
      <style:text-properties style:text-underline-style="solid" style:text-underline-width="auto" style:text-underline-color="font-color" officeooo:paragraph-rsid="001475c5"/>
    </style:style>
    <style:style style:name="P37" style:family="paragraph" style:parent-style-name="List_20_Paragraph" style:list-style-name="WWNum39">
      <loext:graphic-properties draw:fill="solid" draw:fill-color="#fbfbfb"/>
      <style:paragraph-properties fo:margin-left="2.54cm" fo:margin-right="0.661cm" fo:margin-top="0cm" fo:margin-bottom="0cm" style:contextual-spacing="true" fo:text-indent="-0.635cm" style:auto-text-indent="false" fo:background-color="#fbfbfb"/>
      <style:text-properties style:text-underline-style="solid" style:text-underline-width="auto" style:text-underline-color="font-color"/>
    </style:style>
    <style:style style:name="P38" style:family="paragraph" style:parent-style-name="List_20_Paragraph" style:list-style-name="WWNum31">
      <loext:graphic-properties draw:fill="solid" draw:fill-color="#fbfbfb"/>
      <style:paragraph-properties fo:margin-left="2.54cm" fo:margin-right="0.661cm" fo:margin-top="0cm" fo:margin-bottom="0cm" style:contextual-spacing="true" fo:text-indent="-0.635cm" style:auto-text-indent="false" fo:background-color="#fbfbfb"/>
      <style:text-properties style:text-underline-style="none"/>
    </style:style>
    <style:style style:name="P39" style:family="paragraph" style:parent-style-name="List_20_Paragraph">
      <loext:graphic-properties draw:fill="solid" draw:fill-color="#fbfbfb"/>
      <style:paragraph-properties fo:margin-left="2.54cm" fo:margin-right="0.661cm" fo:margin-top="0.494cm" fo:margin-bottom="0.494cm" style:contextual-spacing="true" fo:text-indent="0cm" style:auto-text-indent="false" fo:background-color="#fbfbfb"/>
      <style:text-properties fo:color="#444444" loext:opacity="100%" fo:font-size="9pt" style:font-size-asian="9pt" style:font-name-complex="Helvetica" style:font-size-complex="9pt"/>
    </style:style>
    <style:style style:name="P40" style:family="paragraph" style:parent-style-name="List_20_Paragraph" style:list-style-name="WWNum29">
      <loext:graphic-properties draw:fill="solid" draw:fill-color="#fbfbfb"/>
      <style:paragraph-properties fo:margin-left="1.905cm" fo:margin-right="0.661cm" fo:margin-top="0cm" fo:margin-bottom="0.494cm" style:contextual-spacing="true" fo:text-indent="0cm" style:auto-text-indent="false" fo:background-color="#fbfbfb"/>
      <style:text-properties officeooo:rsid="0012a9b1" officeooo:paragraph-rsid="0012a9b1"/>
    </style:style>
    <style:style style:name="P41" style:family="paragraph" style:parent-style-name="Standard">
      <style:text-properties fo:font-size="9pt" style:font-name-asian="Arial1" style:font-size-asian="9pt" style:font-size-complex="9pt"/>
    </style:style>
    <style:style style:name="P42" style:family="paragraph" style:parent-style-name="Standard">
      <loext:graphic-properties draw:fill="solid" draw:fill-color="#fbfbfb"/>
      <style:paragraph-properties fo:text-align="start" style:justify-single-word="false" fo:background-color="#fbfbfb"/>
      <style:text-properties fo:color="#333333" loext:opacity="100%" fo:font-size="9pt" fo:font-weight="bold" style:font-size-asian="9pt" style:font-weight-asian="bold" style:font-name-complex="Arial1" style:font-size-complex="9pt" style:font-weight-complex="bold"/>
    </style:style>
    <style:style style:name="P43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text-align="start" style:justify-single-word="false" fo:text-indent="0cm" style:auto-text-indent="false" fo:background-color="#ffffff"/>
    </style:style>
    <style:style style:name="P44" style:family="paragraph" style:parent-style-name="Standard">
      <loext:graphic-properties draw:fill="solid" draw:fill-color="#fbfbfb"/>
      <style:paragraph-properties fo:margin-left="1.27cm" fo:margin-right="0cm" fo:text-align="start" style:justify-single-word="false" fo:text-indent="0cm" style:auto-text-indent="false" fo:background-color="#fbfbfb"/>
      <style:text-properties fo:color="#333333" loext:opacity="100%" fo:font-size="9pt" fo:font-weight="bold" style:font-size-asian="9pt" style:font-weight-asian="bold" style:font-name-complex="Arial1" style:font-size-complex="9pt" style:font-weight-complex="bold"/>
    </style:style>
    <style:style style:name="P45" style:family="paragraph" style:parent-style-name="Standard" style:master-page-name="First_20_Page">
      <style:paragraph-properties style:page-number="0"/>
    </style:style>
    <style:style style:name="T1" style:family="text">
      <style:text-properties fo:font-size="9pt" style:font-name-asian="Arial1" style:font-size-asian="9pt" style:font-size-complex="9pt"/>
    </style:style>
    <style:style style:name="T2" style:family="text">
      <style:text-properties fo:color="#4d4d4d" loext:opacity="100%" fo:font-size="9pt" fo:font-weight="bold" style:font-size-asian="9pt" style:font-weight-asian="bold" style:font-name-complex="Arial1" style:font-size-complex="9pt"/>
    </style:style>
    <style:style style:name="T3" style:family="text">
      <style:text-properties fo:color="#444444" loext:opacity="100%" fo:font-size="9pt" style:font-size-asian="9pt" style:font-name-complex="Helvetica" style:font-size-complex="9pt"/>
    </style:style>
    <style:style style:name="T4" style:family="text">
      <style:text-properties fo:color="#444444" loext:opacity="100%" fo:font-size="9pt" fo:font-weight="bold" style:font-size-asian="9pt" style:font-weight-asian="bold" style:font-name-complex="Helvetica" style:font-size-complex="9pt"/>
    </style:style>
    <style:style style:name="T5" style:family="text">
      <style:text-properties fo:color="#444444" loext:opacity="100%" fo:font-size="9pt" style:text-underline-style="none" style:font-size-asian="9pt" style:font-name-complex="Helvetica" style:font-size-complex="9pt"/>
    </style:style>
    <style:style style:name="T6" style:family="text">
      <style:text-properties fo:color="#333333" loext:opacity="100%" fo:font-size="9pt" style:font-size-asian="9pt" style:font-name-complex="Arial1" style:font-size-complex="9pt"/>
    </style:style>
    <style:style style:name="T7" style:family="text">
      <style:text-properties fo:font-size="8pt" fo:language="gl" fo:country="ES" style:font-size-asian="8pt" style:font-size-complex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1">Test Conocimientos Básicos de Bases de Datos. </text:span><text:bookmark text:name="_GoBack"/><text:span text:style-name="T1">Subrayar la respuesta correcta</text:span></text:p>
      <text:p text:style-name="P41"/>
      <text:list xml:id="list1566835294" text:style-name="WWNum28">
        <text:list-item>
          <text:p text:style-name="P2"><text:span text:style-name="T2">¿Cómo se organiza y almacena una base de datos normalmente?.</text:span></text:p>
        </text:list-item>
      </text:list>
      <text:list xml:id="list153699992" text:style-name="WWNum29">
        <text:list-item>
          <text:list>
            <text:list-item>
              <text:p text:style-name="P3"><text:span text:style-name="T3">Con filas y tablas.</text:span></text:p>
            </text:list-item>
            <text:list-item>
              <text:p text:style-name="P27"><text:span text:style-name="T3">Con cuadrícula.</text:span></text:p>
            </text:list-item>
            <text:list-item>
              <text:p text:style-name="P23"><text:span text:style-name="T3">En una tabla con filas y columnas.</text:span></text:p>
              <text:p text:style-name="P40"/>
            </text:list-item>
          </text:list>
        </text:list-item>
      </text:list>
      <text:list xml:id="list214853015290758" text:continue-list="list1566835294" text:style-name="WWNum28">
        <text:list-item>
          <text:p text:style-name="P2"><text:span text:style-name="T2">¿Cuál es la gente que nos puede ayudar más acertadamente en el refinamiento de los datos?.</text:span></text:p>
        </text:list-item>
      </text:list>
      <text:list xml:id="list2313112463" text:style-name="WWNum30">
        <text:list-item>
          <text:list>
            <text:list-item>
              <text:p text:style-name="P4"><text:span text:style-name="T3">Un experto en negocios.</text:span></text:p>
            </text:list-item>
            <text:list-item>
              <text:p text:style-name="P35"><text:span text:style-name="T3">El operador de la base de datos.</text:span></text:p>
            </text:list-item>
            <text:list-item>
              <text:p text:style-name="P15"><text:span text:style-name="T3">La gente que use la base de datos.</text:span></text:p>
            </text:list-item>
          </text:list>
        </text:list-item>
      </text:list>
      <text:p text:style-name="P39"/>
      <text:list xml:id="list214852941958545" text:continue-list="list214853015290758" text:style-name="WWNum28">
        <text:list-item>
          <text:p text:style-name="P2"><text:span text:style-name="T2">¿Qué se puede hacer cuando se listan muchos atributos, más de los que se necesitan  de su sistema de administración de base de datos?</text:span></text:p>
        </text:list-item>
      </text:list>
      <text:list xml:id="list2908650037" text:style-name="WWNum31">
        <text:list-item>
          <text:list>
            <text:list-item>
              <text:p text:style-name="P9"><text:span text:style-name="T3">Solicitar solamente los que se necesitan.</text:span></text:p>
            </text:list-item>
            <text:list-item>
              <text:p text:style-name="P38"><text:span text:style-name="T3">Los atributos innecesarios serán eliminados en el refinamiento de datos.</text:span></text:p>
            </text:list-item>
            <text:list-item>
              <text:p text:style-name="P16"><text:span text:style-name="T3">Se integran todos los datos, más vale que sobren.</text:span></text:p>
            </text:list-item>
          </text:list>
        </text:list-item>
      </text:list>
      <text:p text:style-name="P39"/>
      <text:list xml:id="list214851966630089" text:continue-list="list214852941958545" text:style-name="WWNum28">
        <text:list-item>
          <text:p text:style-name="P2"><text:span text:style-name="T2">¿Qué es un campo?</text:span></text:p>
        </text:list-item>
      </text:list>
      <text:list xml:id="list2377016301" text:style-name="WWNum32">
        <text:list-item>
          <text:list>
            <text:list-item>
              <text:p text:style-name="P11"><text:span text:style-name="T3">Un dato constituido por una serie de caracteres.</text:span></text:p>
            </text:list-item>
            <text:list-item>
              <text:p text:style-name="P36"><text:span text:style-name="T3">Es una cuadricula para introducir datos.</text:span></text:p>
            </text:list-item>
            <text:list-item>
              <text:p text:style-name="P17"><text:span text:style-name="T3">Es una tabla.</text:span></text:p>
            </text:list-item>
          </text:list>
        </text:list-item>
      </text:list>
      <text:p text:style-name="P39"/>
      <text:list xml:id="list214851860977529" text:continue-list="list214851966630089" text:style-name="WWNum28">
        <text:list-item>
          <text:p text:style-name="P2"><text:span text:style-name="T2">Que es un sistema de información</text:span></text:p>
        </text:list-item>
      </text:list>
      <text:list xml:id="list4027100311" text:style-name="WWNum33">
        <text:list-item>
          <text:list>
            <text:list-item>
              <text:p text:style-name="P6"><text:span text:style-name="T3">Conjunto de Datos.</text:span></text:p>
            </text:list-item>
            <text:list-item>
              <text:p text:style-name="P28"><text:span text:style-name="T3">Conjunto de Elementos.</text:span></text:p>
            </text:list-item>
            <text:list-item>
              <text:p text:style-name="P18"><text:span text:style-name="T3">Conjunto de discos.</text:span></text:p>
            </text:list-item>
          </text:list>
        </text:list-item>
      </text:list>
      <text:p text:style-name="P39"/>
      <text:list xml:id="list214851430530595" text:continue-list="list214851860977529" text:style-name="WWNum28">
        <text:list-item>
          <text:p text:style-name="P2"><text:span text:style-name="T2">La información está compuesta de </text:span></text:p>
        </text:list-item>
      </text:list>
      <text:list xml:id="list2024198017" text:style-name="WWNum34">
        <text:list-item>
          <text:list>
            <text:list-item>
              <text:p text:style-name="P7"><text:span text:style-name="T3">Datos.</text:span></text:p>
            </text:list-item>
            <text:list-item>
              <text:p text:style-name="P29"><text:span text:style-name="T3">Sistema.</text:span></text:p>
            </text:list-item>
            <text:list-item>
              <text:p text:style-name="P19"><text:span text:style-name="T3">Información.</text:span></text:p>
            </text:list-item>
          </text:list>
        </text:list-item>
      </text:list>
      <text:p text:style-name="P39"/>
      <text:list xml:id="list214853133834988" text:continue-list="list214851430530595" text:style-name="WWNum28">
        <text:list-item>
          <text:p text:style-name="P2"><text:span text:style-name="T2">Cuál es el objetivo de una base de datos</text:span></text:p>
        </text:list-item>
      </text:list>
      <text:list xml:id="list3521515354" text:style-name="WWNum35">
        <text:list-item>
          <text:list>
            <text:list-item>
              <text:p text:style-name="P12"><text:span text:style-name="T3">Almacenar información.</text:span></text:p>
            </text:list-item>
            <text:list-item>
              <text:p text:style-name="P30"><text:span text:style-name="T3">Comunicarnos con más personas.</text:span></text:p>
            </text:list-item>
            <text:list-item>
              <text:p text:style-name="P25"><text:span text:style-name="T3">Disminuir la redundancia e inconsistencia de datos.</text:span></text:p>
            </text:list-item>
          </text:list>
        </text:list-item>
      </text:list>
      <text:p text:style-name="P39"/>
      <text:list xml:id="list214852487822215" text:continue-list="list214853133834988" text:style-name="WWNum28">
        <text:list-item>
          <text:p text:style-name="P2"><text:span text:style-name="T2">Que es un registro</text:span></text:p>
        </text:list-item>
      </text:list>
      <text:list xml:id="list1966922301" text:style-name="WWNum36">
        <text:list-item>
          <text:list>
            <text:list-item>
              <text:p text:style-name="P10"><text:span text:style-name="T3">Colección de campos iguales o diferentes tipos.</text:span></text:p>
            </text:list-item>
            <text:list-item>
              <text:p text:style-name="P31"><text:span text:style-name="T3">Conjunto de caracteres.</text:span></text:p>
            </text:list-item>
            <text:list-item>
              <text:p text:style-name="P20"><text:span text:style-name="T5">Colección de registros almacenados.</text:span></text:p>
            </text:list-item>
          </text:list>
        </text:list-item>
      </text:list>
      <text:p text:style-name="P39"><text:soft-page-break/></text:p>
      <text:list xml:id="list214852026130566" text:continue-list="list214852487822215" text:style-name="WWNum28">
        <text:list-item>
          <text:p text:style-name="P2"><text:span text:style-name="T2">Que es una base de datos</text:span></text:p>
        </text:list-item>
      </text:list>
      <text:list xml:id="list2452676446" text:style-name="WWNum37">
        <text:list-item>
          <text:list>
            <text:list-item>
              <text:p text:style-name="P8"><text:span text:style-name="T3">Una colección de archivos interrelacionados.</text:span></text:p>
            </text:list-item>
            <text:list-item>
              <text:p text:style-name="P32"><text:span text:style-name="T3">Un programa creado por MAC.</text:span></text:p>
            </text:list-item>
            <text:list-item>
              <text:p text:style-name="P21"><text:span text:style-name="T3">Una red social.</text:span></text:p>
            </text:list-item>
          </text:list>
        </text:list-item>
      </text:list>
      <text:p text:style-name="P42"/>
      <text:list xml:id="list214852207573210" text:continue-list="list214852026130566" text:style-name="WWNum28">
        <text:list-item>
          <text:p text:style-name="P2"><text:span text:style-name="T2">Qué es un dato</text:span></text:p>
        </text:list-item>
      </text:list>
      <text:list xml:id="list3745084439" text:style-name="WWNum38">
        <text:list-item>
          <text:list>
            <text:list-item>
              <text:p text:style-name="P13"><text:span text:style-name="T3">Colección de archivos insurreccionados.</text:span></text:p>
            </text:list-item>
            <text:list-item>
              <text:p text:style-name="P33"><text:span text:style-name="T3">Conjunto de datos ordenados.</text:span></text:p>
            </text:list-item>
            <text:list-item>
              <text:p text:style-name="P24"><text:span text:style-name="T3">Conjunto de caracteres con algún significado.</text:span></text:p>
            </text:list-item>
          </text:list>
        </text:list-item>
      </text:list>
      <text:p text:style-name="P43"><text:span text:style-name="T6"/></text:p>
      <text:list xml:id="list214852164974542" text:continue-list="list214852207573210" text:style-name="WWNum28">
        <text:list-item>
          <text:p text:style-name="P2"><text:span text:style-name="T2"><text:s/>Qué sistema maneja una base de datos</text:span></text:p>
        </text:list-item>
      </text:list>
      <text:list xml:id="list2468537289" text:style-name="WWNum39">
        <text:list-item>
          <text:list>
            <text:list-item>
              <text:p text:style-name="P5"><text:span text:style-name="T3">BD.</text:span></text:p>
            </text:list-item>
            <text:list-item>
              <text:p text:style-name="P37"><text:span text:style-name="T3">DBMS.</text:span></text:p>
            </text:list-item>
            <text:list-item>
              <text:p text:style-name="P22"><text:span text:style-name="T3">MAC.</text:span></text:p>
            </text:list-item>
          </text:list>
        </text:list-item>
      </text:list>
      <text:p text:style-name="P44"/>
      <text:list xml:id="list214852674315282" text:continue-list="list214852164974542" text:style-name="WWNum28">
        <text:list-item>
          <text:p text:style-name="P2"><text:span text:style-name="T2">Ejemplo de un campo clave primaria a campo llave</text:span></text:p>
        </text:list-item>
      </text:list>
      <text:list xml:id="list3214887057" text:style-name="WWNum40">
        <text:list-item>
          <text:list>
            <text:list-item>
              <text:p text:style-name="P14"><text:span text:style-name="T3">Dirección.</text:span></text:p>
            </text:list-item>
            <text:list-item>
              <text:p text:style-name="P34"><text:span text:style-name="T3">Nombre del empleado.</text:span></text:p>
            </text:list-item>
            <text:list-item>
              <text:p text:style-name="P26"><text:span text:style-name="T3">Documento identidad.</text:span></text:p>
            </text:list-item>
          </text:list>
        </text:list-item>
      </text:list>
      <text:p text:style-name="P43"><text:span text:style-name="T6"/></text:p>
      <text:p text:style-name="P41"/>
      <text:p text:style-name="P4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NewPSMT" svg:font-family="CourierNewPSMT" style:font-family-generic="roman" style:font-pitch="variable"/>
    <style:font-face style:name="Helvetica-Bold" svg:font-family="Helvetica-Bold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" svg:font-family="Helvetica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.75cm" style:auto-text-indent="false" style:writing-mode="lr-tb"/>
      <style:text-properties style:font-name="Verdana" fo:font-family="Verdana" style:font-family-generic="roman" style:font-pitch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529cm" fo:margin-bottom="0.212cm" style:contextual-spacing="false" fo:text-indent="0cm" style:auto-text-indent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color="#00b050" loext:opacity="100%" style:font-name="Cambria" fo:font-family="Cambria" style:font-family-generic="roman" style:font-pitch="variable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318cm" fo:margin-bottom="0.212cm" style:contextual-spacing="false" fo:text-indent="0cm" style:auto-text-indent="false" fo:keep-with-next="always"/>
      <style:text-properties fo:font-size="12pt" fo:font-weight="bold" style:font-size-asian="12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353cm" fo:margin-bottom="0cm" style:contextual-spacing="false" fo:keep-together="always" fo:text-indent="0cm" style:auto-text-indent="false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353cm" fo:margin-bottom="0cm" style:contextual-spacing="false" fo:keep-together="always" fo:text-indent="0cm" style:auto-text-indent="false" fo:keep-with-next="always"/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353cm" fo:margin-bottom="0cm" style:contextual-spacing="false" fo:keep-together="always" fo:text-indent="0cm" style:auto-text-indent="false" fo:keep-with-next="always"/>
      <style:text-properties fo:color="#40404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margin-top="0.353cm" fo:margin-bottom="0cm" style:contextual-spacing="false" fo:keep-together="always" fo:text-indent="0cm" style:auto-text-indent="false" fo:keep-with-next="always"/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pt" style:font-style-complex="italic"/>
    </style:style>
    <style:style style:name="Title" style:family="paragraph" style:next-style-name="Standard" style:default-outline-level="1" style:list-style-name="" style:class="chapter">
      <style:paragraph-properties fo:margin-top="0.423cm" fo:margin-bottom="0.635cm" style:contextual-spacing="false" fo:text-align="end" style:justify-single-word="false" fo:orphans="2" fo:widows="2" style:writing-mode="lr-tb"/>
      <style:text-properties style:font-name="Verdana" fo:font-family="Verdana" style:font-family-generic="roman" style:font-pitch="variable" fo:font-size="14pt" fo:language="gl" fo:country="ES" fo:font-weight="bold" style:letter-kerning="true" style:font-size-asian="14pt" style:font-weight-asian="bold" style:font-size-complex="14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left="0cm" fo:margin-right="0cm" fo:margin-top="0cm" fo:margin-bottom="0.423cm" style:contextual-spacing="false" fo:text-align="center" style:justify-single-word="false" fo:text-indent="0cm" style:auto-text-indent="false"/>
      <style:text-properties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margin-top="0cm" fo:margin-bottom="0cm" style:contextual-spacing="false" fo:text-indent="0.635cm" style:auto-text-indent="false"/>
      <style:text-properties style:font-name="Times New Roman" fo:font-family="'Times New Roman'" style:font-family-generic="roman" style:font-pitch="variable" style:rfc-language-tag="es-ES-u-co-trad" fo:language="es" fo:country="ES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margin-top="0cm" fo:margin-bottom="0cm" style:contextual-spacing="false" fo:text-indent="1.249cm" style:auto-text-indent="false"/>
      <style:text-properties style:font-name="Times New Roman" fo:font-family="'Times New Roman'" style:font-family-generic="roman" style:font-pitch="variable" style:rfc-language-tag="es-ES-u-co-trad" fo:language="es" fo:country="ES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text-indent="0.75cm" style:auto-text-indent="false"/>
      <style:text-properties fo:font-size="8pt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text-properties fo:font-weight="bold" style:font-weight-asian="bold" style:font-size-complex="10pt" style:font-weight-complex="bold"/>
    </style:style>
    <style:style style:name="Ilustratabla" style:family="paragraph" style:parent-style-name="caption" style:default-outline-level="">
      <style:paragraph-properties fo:margin-left="0cm" fo:margin-right="0cm" fo:margin-top="0.212cm" fo:margin-bottom="0.847cm" style:contextual-spacing="false" fo:text-align="center" style:justify-single-word="false" fo:text-indent="0cm" style:auto-text-indent="false"/>
    </style:style>
    <style:style style:name="Capítulo" style:family="paragraph" style:parent-style-name="Title" style:next-style-name="Standard" style:default-outline-level="">
      <style:paragraph-properties fo:margin-top="0.635cm" fo:margin-bottom="0.423cm" style:contextual-spacing="false" fo:break-before="page" fo:keep-with-next="always"/>
      <style:text-properties fo:font-size="36pt" style:font-size-asian="36pt" style:font-size-complex="4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style:contextual-spacing="true" fo:text-indent="0.75cm" style:auto-text-indent="false"/>
    </style:style>
    <style:style style:name="Body_20_Text_20_2" style:display-name="Body Text 2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0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text-align="start" style:justify-single-word="false"/>
      <style:text-properties fo:text-transform="uppercase" style:font-name="Calibri" fo:font-family="Calibri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cm" style:contextual-spacing="false" fo:text-align="start" style:justify-single-word="false" fo:text-indent="0.75cm" style:auto-text-indent="false"/>
      <style:text-properties fo:font-variant="small-caps"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cm" style:contextual-spacing="false" fo:text-align="start" style:justify-single-word="false" fo:text-indent="0.75cm" style:auto-text-indent="false"/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IlustraTabla" style:family="paragraph" style:parent-style-name="caption" style:next-style-name="Standard" style:default-outline-level="">
      <style:paragraph-properties fo:margin-left="0cm" fo:margin-right="0cm" fo:margin-top="0.212cm" fo:margin-bottom="0.847cm" style:contextual-spacing="false" fo:text-align="center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cm" style:contextual-spacing="false" fo:text-align="start" style:justify-single-word="false" fo:text-indent="0.7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cm" style:contextual-spacing="false" fo:text-align="start" style:justify-single-word="false" fo:text-indent="0.7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margin-top="0cm" fo:margin-bottom="0cm" style:contextual-spacing="false" fo:text-align="start" style:justify-single-word="false" fo:text-indent="0.7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cm" style:contextual-spacing="false" fo:text-align="start" style:justify-single-word="false" fo:text-indent="0.7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margin-top="0cm" fo:margin-bottom="0cm" style:contextual-spacing="false" fo:text-align="start" style:justify-single-word="false" fo:text-indent="0.7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margin-top="0cm" fo:margin-bottom="0cm" style:contextual-spacing="false" fo:text-align="start" style:justify-single-word="false" fo:text-indent="0.7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gl" fo:country="ES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Táboas" style:family="paragraph" style:default-outline-level="">
      <style:paragraph-properties fo:margin-top="0cm" fo:margin-bottom="0cm" style:contextual-spacing="false" fo:text-align="center" style:justify-single-word="false" fo:orphans="2" fo:widows="2" style:writing-mode="lr-tb"/>
      <style:text-properties style:font-name="Verdana" fo:font-family="Verdana" style:font-family-generic="roman" style:font-pitch="variable" fo:language="gl" fo:country="ES" style:font-size-complex="11pt"/>
    </style:style>
    <style:style style:name="Bloques" style:family="paragraph" style:next-style-name="Standard" style:default-outline-level="">
      <style:paragraph-properties fo:margin-top="0.635cm" fo:margin-bottom="0.423cm" style:contextual-spacing="false" fo:text-align="justify" style:justify-single-word="false" fo:orphans="2" fo:widows="2" fo:padding-left="0cm" fo:padding-right="0cm" fo:padding-top="0cm" fo:padding-bottom="0.035cm" fo:border-left="none" fo:border-right="none" fo:border-top="none" fo:border-bottom="0.51pt solid #000000" style:writing-mode="lr-tb"/>
      <style:text-properties fo:font-variant="small-caps" style:font-name="Verdana" fo:font-family="Verdana" style:font-family-generic="roman" style:font-pitch="variable" fo:font-size="20pt" fo:language="gl" fo:country="ES" fo:font-weight="bold" style:letter-kerning="true" style:font-size-asian="20pt" style:font-weight-asian="bold" style:font-size-complex="14pt" style:font-weight-complex="bold"/>
    </style:style>
    <style:style style:name="Subtitulo" style:family="paragraph" style:parent-style-name="No_20_Spacing" style:default-outline-level="">
      <style:text-properties fo:font-variant="small-caps" fo:color="#365f91" loext:opacity="100%"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/>
    </style:style>
    <style:style style:name="Notas_20_a_20_pé" style:display-name="Notas a pé" style:family="paragraph" style:parent-style-name="Footnote" style:default-outline-level="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niv1" style:family="paragraph" style:parent-style-name="Standard" style:default-outline-level="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gl" style:country-asian="ES" style:font-size-complex="12pt"/>
    </style:style>
    <style:style style:name="Scripting" style:family="paragraph" style:parent-style-name="Standard" style:default-outline-level="">
      <loext:graphic-properties draw:fill="solid" draw:fill-color="#cccccc"/>
      <style:paragraph-properties fo:margin-left="1cm" fo:margin-right="1cm" fo:margin-top="0.423cm" fo:margin-bottom="0.423cm" style:contextual-spacing="true" fo:line-height="115%" fo:text-align="start" style:justify-single-word="false" fo:text-indent="0cm" style:auto-text-indent="false" fo:background-color="#cccccc" fo:padding="0.212cm" fo:border="0.99pt dotted #000000" style:shadow="none"/>
      <style:text-properties style:font-name="Courier New" fo:font-family="'Courier New'" style:font-family-generic="roman" style:font-pitch="variable" style:rfc-language-tag="es-ES-u-co-trad" fo:language="es" fo:country="ES" style:font-name-asian="Calibri1" style:font-family-asian="Calibri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Nota_20_a_20_pé" style:display-name="Nota a pé" style:family="paragraph" style:parent-style-name="Footnote" style:default-outline-level="">
      <style:text-properties fo:font-size="8pt" style:font-size-asian="8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style:contextual-spacing="false" fo:line-height="115%" fo:text-align="start" style:justify-single-word="false" fo:keep-together="always"/>
      <style:text-properties fo:color="#365f91" loext:opacity="100%" style:font-name="Cambria" fo:font-family="Cambria" style:font-family-generic="roman" style:font-pitch="variable" fo:font-size="14pt" style:letter-kerning="false" style:font-name-asian="F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4pt"/>
    </style:style>
    <style:style style:name="codigo" style:family="paragraph" style:parent-style-name="Standard" style:default-outline-level="">
      <loext:graphic-properties draw:fill="solid" draw:fill-color="#daeef3"/>
      <style:paragraph-properties fo:margin-left="1.05cm" fo:margin-right="0.75cm" fo:margin-top="0cm" fo:margin-bottom="0cm" style:contextual-spacing="true" fo:line-height="100%" fo:text-align="start" style:justify-single-word="false" fo:text-indent="-0.3cm" style:auto-text-indent="false" fo:background-color="#daeef3" fo:padding-left="0.141cm" fo:padding-right="0.141cm" fo:padding-top="0.212cm" fo:padding-bottom="0.212cm" fo:border="0.51pt dash-dot-dot #244061" style:shadow="none"/>
      <style:text-properties fo:color="#00000a" loext:opacity="100%" style:font-name="Courier New" fo:font-family="'Courier New'" style:font-family-generic="roman" style:font-pitch="variable" fo:font-size="12pt" style:font-name-asian="Courier New2" style:font-family-asian="'Courier New'" style:font-family-generic-asian="system" style:font-pitch-asian="variable" style:font-size-asian="12pt" style:language-asian="en" style:country-asian="US" style:font-size-complex="12pt"/>
    </style:style>
    <style:style style:name="marcador1" style:family="paragraph" style:default-outline-level="" style:list-style-name="WWNum2">
      <style:paragraph-properties fo:margin-top="0.212cm" fo:margin-bottom="0.106cm" style:contextual-spacing="false" fo:line-height="150%" fo:text-align="justify" style:justify-single-word="false" fo:orphans="2" fo:widows="2" style:writing-mode="lr-tb"/>
      <style:text-properties style:font-name="Calibri" fo:font-family="Calibri" style:font-family-generic="roman" style:font-pitch="variable" fo:font-size="12pt" fo:language="gl" fo:country="ES" style:font-size-asian="12pt" style:font-size-complex="12pt"/>
    </style:style>
    <style:style style:name="Titulo_20_3" style:display-name="Titulo 3" style:family="paragraph" style:parent-style-name="Heading_20_2" style:default-outline-level="" style:list-style-name="">
      <style:text-properties fo:color="#0070c0" loext:opacity="100%" fo:font-size="12pt" style:rfc-language-tag="es-ES-u-co-trad" fo:language="es" fo:country="ES" style:font-size-asian="12pt" style:font-size-complex="12pt"/>
    </style:style>
    <style:style style:name="n1" style:family="paragraph" style:next-style-name="Standard" style:default-outline-level="" style:list-style-name="WWNum3">
      <style:paragraph-properties fo:margin-top="0.564cm" fo:margin-bottom="0.318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1.5pt solid #667dd1" style:writing-mode="lr-tb"/>
      <style:text-properties fo:color="#3342b5" loext:opacity="100%" style:font-name="Arial" fo:font-family="Arial" style:font-family-generic="roman" style:font-pitch="variable" fo:font-size="24pt" fo:language="gl" fo:country="ES" fo:font-weight="bold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2" style:family="paragraph" style:next-style-name="Standard" style:default-outline-level="" style:list-style-name="WWNum3">
      <style:paragraph-properties fo:margin-top="0.706cm" fo:margin-bottom="0.318cm" style:contextual-spacing="false" fo:text-align="start" style:justify-single-word="false" fo:orphans="2" fo:widows="2" style:writing-mode="lr-tb"/>
      <style:text-properties fo:color="#3342b5" loext:opacity="100%" style:font-name="Arial" fo:font-family="Arial" style:font-family-generic="roman" style:font-pitch="variable" fo:font-size="18pt" fo:language="gl" fo:country="ES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3" style:family="paragraph" style:next-style-name="Standard" style:default-outline-level="" style:list-style-name="WWNum3">
      <style:paragraph-properties fo:margin-top="0.706cm" fo:margin-bottom="0.318cm" style:contextual-spacing="false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4" style:family="paragraph" style:next-style-name="Standard" style:default-outline-level="" style:list-style-name="WWNum3">
      <style:paragraph-properties fo:margin-top="0.706cm" fo:margin-bottom="0.212cm" style:contextual-spacing="false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ERROR" style:family="paragraph" style:parent-style-name="Standard" style:default-outline-level="">
      <loext:graphic-properties draw:fill="solid" draw:fill-color="#ffcccc"/>
      <style:paragraph-properties fo:margin-left="1.501cm" fo:margin-right="1.296cm" fo:margin-top="0cm" fo:margin-bottom="0cm" style:contextual-spacing="true" fo:line-height="100%" fo:text-align="start" style:justify-single-word="false" fo:text-indent="-0.3cm" style:auto-text-indent="false" fo:background-color="#ffcccc" fo:padding-left="0.141cm" fo:padding-right="0.141cm" fo:padding-top="0.212cm" fo:padding-bottom="0.212cm" fo:border="0.51pt dotted #e36c0a" style:shadow="none">
        <style:tab-stops>
          <style:tab-stop style:position="16.002cm"/>
        </style:tab-stops>
      </style:paragraph-properties>
      <style:text-properties fo:color="#00000a" loext:opacity="100%" style:font-name="Courier New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language-asian="en" style:country-asian="US" style:font-size-complex="12pt"/>
    </style:style>
    <style:style style:name="Figuras" style:family="paragraph" style:parent-style-name="marcador1" style:default-outline-level="" style:list-style-name="">
      <style:paragraph-properties fo:margin-left="1.002cm" fo:margin-right="0cm" fo:text-align="center" style:justify-single-word="false" fo:text-indent="0cm" style:auto-text-indent="false" fo:keep-with-next="always"/>
      <style:text-properties fo:language="es" fo:country="ES"/>
    </style:style>
    <style:style style:name="explicacion" style:family="paragraph" style:parent-style-name="codigo" style:default-outline-level="">
      <loext:graphic-properties draw:fill="solid" draw:fill-color="#fde9d9"/>
      <style:paragraph-properties fo:margin-left="1.501cm" fo:margin-right="1.296cm" fo:text-indent="-0.3cm" style:auto-text-indent="false" fo:background-color="#fde9d9" fo:padding-left="0.141cm" fo:padding-right="0.141cm" fo:padding-top="0.212cm" fo:padding-bottom="0.212cm" fo:border="0.51pt dotted #e36c0a" style:shadow="none">
        <style:tab-stops>
          <style:tab-stop style:position="16.002cm"/>
        </style:tab-stops>
      </style:paragraph-properties>
      <style:text-properties fo:font-size="11pt" style:font-size-asian="11pt"/>
    </style:style>
    <style:style style:name="Plain_20_Text" style:display-name="Plain Text" style:family="paragraph" style:parent-style-name="Standard" style:default-outline-level="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name-complex="F" style:font-family-generic-complex="system" style:font-pitch-complex="variable" style:font-size-complex="10.5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rebuchet MS" fo:font-family="'Trebuchet MS'" style:font-family-generic="roman" style:font-pitch="variable" fo:font-size="12pt" style:font-size-asian="12pt" style:font-name-complex="Trebuchet MS1" style:font-family-complex="'Trebuchet MS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Verdana" fo:font-family="Verdana" style:font-family-generic="roman" style:font-pitch="variable" fo:font-size="16pt" fo:language="gl" fo:country="ES" fo:font-weight="bold" style:letter-kerning="true" style:font-size-asian="16pt" style:font-weight-asian="bold" style:font-size-complex="16pt" style:font-weight-complex="bold"/>
    </style:style>
    <style:style style:name="Título_20_2_20_Car" style:display-name="Título 2 Car" style:family="text" style:parent-style-name="Default_20_Paragraph_20_Font">
      <style:text-properties fo:color="#00b050" loext:opacity="100%" style:font-name="Cambria" fo:font-family="Cambria" style:font-family-generic="roman" style:font-pitch="variable" fo:font-size="14pt" fo:font-weight="bold" style:letter-kerning="true" style:font-size-asian="14pt" style:font-weight-asian="bold" style:font-size-complex="14pt" style:font-weight-complex="bold"/>
    </style:style>
    <style:style style:name="Título_20_3_20_Car" style:display-name="Título 3 Car" style:family="text" style:parent-style-name="Default_20_Paragraph_20_Font">
      <style:text-properties style:font-name="Verdana" fo:font-family="Verdana" style:font-family-generic="roman" style:font-pitch="variable" fo:font-size="12pt" fo:language="gl" fo:country="ES" fo:font-weight="bold" style:font-size-asian="12pt" style:font-weight-asian="bold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Verdana" fo:font-family="Verdana" style:font-family-generic="roman" style:font-pitch="variable" fo:language="gl" fo:country="ES" fo:font-weight="bold" style:font-weight-asian="bold" style:font-size-complex="14pt" style:font-weight-complex="bold"/>
    </style:style>
    <style:style style:name="Título_20_5_20_Car" style:display-name="Título 5 Car" style:family="text" style:parent-style-name="Default_20_Paragraph_20_Font">
      <style:text-properties fo:font-size="13pt" fo:language="gl" fo:country="E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uesto_20_Car" style:display-name="Puesto Car" style:family="text" style:parent-style-name="Default_20_Paragraph_20_Font">
      <style:text-properties style:font-name="Verdana" fo:font-family="Verdana" style:font-family-generic="roman" style:font-pitch="variable" fo:font-size="14pt" fo:language="gl" fo:country="ES" fo:font-weight="bold" style:letter-kerning="true" style:font-size-asian="14pt" style:font-weight-asian="bold" style:font-size-complex="14pt" style:font-weight-complex="bold"/>
    </style:style>
    <style:style style:name="Subtítulo_20_Car" style:display-name="Subtítulo Car" style:family="text" style:parent-style-name="Default_20_Paragraph_20_Font">
      <style:text-properties style:font-name="Verdana" fo:font-family="Verdana" style:font-family-generic="roman" style:font-pitch="variable" fo:font-size="11pt" style:font-size-asian="11pt" style:font-size-complex="12pt"/>
    </style:style>
    <style:style style:name="Sangría_20_de_20_texto_20_normal_20_Car" style:display-name="Sangría de texto normal Car" style:family="text" style:parent-style-name="Default_20_Paragraph_20_Font">
      <style:text-properties style:font-name="Times New Roman" fo:font-family="'Times New Roman'" style:font-family-generic="roman" style:font-pitch="variable" style:rfc-language-tag="es-ES-u-co-trad" fo:language="es" fo:country="ES"/>
    </style:style>
    <style:style style:name="Sangría_20_2_20_de_20_t._20_independiente_20_Car" style:display-name="Sangría 2 de t. independiente Car" style:family="text" style:parent-style-name="Default_20_Paragraph_20_Font">
      <style:text-properties style:font-name="Times New Roman" fo:font-family="'Times New Roman'" style:font-family-generic="roman" style:font-pitch="variable" style:rfc-language-tag="es-ES-u-co-trad" fo:language="es" fo:country="ES"/>
    </style:style>
    <style:style style:name="Texto_20_nota_20_pie_20_Car" style:display-name="Texto nota pie Car" style:family="text" style:parent-style-name="Default_20_Paragraph_20_Font">
      <style:text-properties style:font-name="Verdana" fo:font-family="Verdana" style:font-family-generic="roman" style:font-pitch="variable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Sangría_20_3_20_de_20_t._20_independiente_20_Car" style:display-name="Sangría 3 de t. independiente Car" style:family="text" style:parent-style-name="Default_20_Paragraph_20_Font">
      <style:text-properties style:font-name="Verdana" fo:font-family="Verdana" style:font-family-generic="roman" style:font-pitch="variable" fo:font-size="8pt" style:font-size-asian="8pt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Verdana" fo:font-family="Verdana" style:font-family-generic="roman" style:font-pitch="variable" style:font-size-complex="11pt"/>
    </style:style>
    <style:style style:name="Encabezado_20_Car" style:display-name="Encabezado Car" style:family="text" style:parent-style-name="Default_20_Paragraph_20_Font">
      <style:text-properties style:font-name="Verdana" fo:font-family="Verdana" style:font-family-generic="roman" style:font-pitch="variable" style:font-size-complex="11pt"/>
    </style:style>
    <style:style style:name="Pie_20_de_20_página_20_Car" style:display-name="Pie de página Car" style:family="text" style:parent-style-name="Default_20_Paragraph_20_Font">
      <style:text-properties style:font-name="Verdana" fo:font-family="Verdana" style:font-family-generic="roman" style:font-pitch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2_20_Car" style:display-name="Texto independiente 2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Texto_20_nota_20_al_20_final_20_Car" style:display-name="Texto nota al final Car" style:family="text" style:parent-style-name="Default_20_Paragraph_20_Font">
      <style:text-properties style:font-name="Verdana" fo:font-family="Verdana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in_20_espaciado_20_Car" style:display-name="Sin espaciado Car" style:family="text" style:parent-style-name="Default_20_Paragraph_20_Font">
      <style:text-properties style:font-name="Calibri" fo:font-family="Calibri" style:font-family-generic="roman" style:font-pitch="variable" fo:font-size="11pt" fo:language="gl" fo:country="ES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concept" style:family="text" style:parent-style-name="Default_20_Paragraph_20_Font"/>
    <style:style style:name="nolin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ontstyle01" style:family="text" style:parent-style-name="Default_20_Paragraph_20_Font">
      <style:text-properties fo:color="#000000" loext:opacity="100%" style:font-name="Helvetica-Bold" fo:font-family="Helvetica-Bold" style:font-family-generic="roman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fontstyle21" style:family="text" style:parent-style-name="Default_20_Paragraph_20_Font">
      <style:text-properties fo:color="#000000" loext:opacity="100%" style:font-name="LiberationSerif" fo:font-family="LiberationSerif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ontstyle31" style:family="text" style:parent-style-name="Default_20_Paragraph_20_Font">
      <style:text-properties fo:color="#000000" loext:opacity="100%" style:font-name="CourierNewPSMT" fo:font-family="CourierNewPSMT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41" style:family="text" style:parent-style-name="Default_20_Paragraph_20_Font">
      <style:text-properties fo:color="#000000" loext:opacity="100%" style:font-name="OpenSymbol" fo:font-family="OpenSymbol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ontstyle51" style:family="text" style:parent-style-name="Default_20_Paragraph_20_Font">
      <style:text-properties fo:color="#000000" loext:opacity="100%" style:font-name="LiberationSerif-Bold" fo:font-family="LiberationSerif-Bold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ontstyle61" style:family="text" style:parent-style-name="Default_20_Paragraph_20_Font">
      <style:text-properties fo:color="#99ff66" loext:opacity="100%" style:font-name="TimesNewRomanPSMT" fo:font-family="TimesNewRomanPSMT" style:font-family-generic="roma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ontstyle71" style:family="text" style:parent-style-name="Default_20_Paragraph_20_Font">
      <style:text-properties fo:color="#993366" loext:opacity="100%" style:font-name="TimesNewRomanPS-ItalicMT" fo:font-family="TimesNewRomanPS-ItalicMT" style:font-family-generic="roman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fontstyle81" style:family="text" style:parent-style-name="Default_20_Paragraph_20_Font">
      <style:text-properties fo:color="#993366" loext:opacity="100%" style:font-name="TimesNewRomanPS-BoldMT" fo:font-family="TimesNewRomanPS-BoldMT" style:font-family-generic="roman" style:font-pitch="variabl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language="gl" fo:country="ES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1pt" style:font-style-complex="italic"/>
    </style:style>
    <style:style style:name="Título_20_7_20_Car" style:display-name="Título 7 Car" style:family="text" style:parent-style-name="Default_20_Paragraph_20_Font">
      <style:text-properties fo:color="#404040" loext:opacity="100%" style:font-name="Cambria" fo:font-family="Cambria" style:font-family-generic="roman" style:font-pitch="variable" fo:language="gl" fo:country="ES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1pt" style:font-style-complex="italic"/>
    </style:style>
    <style:style style:name="Título_20_8_20_Car" style:display-name="Título 8 Car" style:family="text" style:parent-style-name="Default_20_Paragraph_20_Font">
      <style:text-properties fo:color="#404040" loext:opacity="100%" style:font-name="Cambria" fo:font-family="Cambria" style:font-family-generic="roman" style:font-pitch="variable" fo:language="gl" fo:country="ES" style:font-name-asian="F" style:font-family-generic-asian="system" style:font-pitch-asian="variable" style:font-name-complex="F" style:font-family-generic-complex="system" style:font-pitch-complex="variable"/>
    </style:style>
    <style:style style:name="Título_20_9_20_Car" style:display-name="Título 9 Car" style:family="text" style:parent-style-name="Default_20_Paragraph_20_Font">
      <style:text-properties fo:color="#404040" loext:opacity="100%" style:font-name="Cambria" fo:font-family="Cambria" style:font-family-generic="roman" style:font-pitch="variable" fo:language="gl" fo:country="ES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codigo_20_Car" style:display-name="codigo Car" style:family="text" style:parent-style-name="Default_20_Paragraph_20_Font">
      <style:text-properties fo:color="#00000a" loext:opacity="100%" style:font-name="Courier New" fo:font-family="'Courier New'" style:font-family-generic="roman" style:font-pitch="variable" fo:font-size="12pt" fo:background-color="#daeef3" style:font-name-asian="Courier New2" style:font-family-asian="'Courier New'" style:font-family-generic-asian="system" style:font-pitch-asian="variable" style:font-size-asian="12pt" style:language-asian="en" style:country-asian="US" style:font-size-complex="12pt"/>
    </style:style>
    <style:style style:name="marcador1_20_Car" style:display-name="marcador1 Car" style:family="text">
      <style:text-properties style:font-name="Calibri" fo:font-family="Calibri" style:font-family-generic="roman" style:font-pitch="variable" fo:font-size="12pt" fo:language="gl" fo:country="ES" style:font-size-asian="12pt" style:font-size-complex="12pt"/>
    </style:style>
    <style:style style:name="Titulo_20_3_20_Car" style:display-name="Titulo 3 Car" style:family="text" style:parent-style-name="Título_20_2_20_Car">
      <style:text-properties fo:color="#0070c0" loext:opacity="100%" style:font-name="Cambria" fo:font-family="Cambria" style:font-family-generic="roman" style:font-pitch="variable" fo:font-size="12pt" style:rfc-language-tag="es-ES-u-co-trad" fo:language="es" fo:country="ES" fo:font-weight="bold" style:letter-kerning="true" style:font-size-asian="12pt" style:font-weight-asian="bold" style:font-size-complex="12pt" style:font-weight-complex="bold"/>
    </style:style>
    <style:style style:name="n3_20_Car" style:display-name="n3 Car" style:family="text">
      <style:text-properties fo:color="#3342b5" loext:opacity="100%" style:font-name="Arial" fo:font-family="Arial" style:font-family-generic="roman" style:font-pitch="variable" fo:font-size="14pt" fo:language="gl" fo:country="ES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ERROR_20_Car" style:display-name="ERROR Car" style:family="text" style:parent-style-name="Default_20_Paragraph_20_Font">
      <style:text-properties fo:color="#00000a" loext:opacity="100%" style:font-name="Courier New" fo:font-family="'Courier New'" style:font-family-generic="roman" style:font-pitch="variable" fo:font-size="11pt" fo:background-color="#ffcccc" style:font-name-asian="Courier New2" style:font-family-asian="'Courier New'" style:font-family-generic-asian="system" style:font-pitch-asian="variable" style:font-size-asian="11pt" style:language-asian="en" style:country-asian="US" style:font-size-complex="12pt"/>
    </style:style>
    <style:style style:name="Code" style:family="text">
      <style:text-properties style:font-name="Courier New" fo:font-family="'Courier New'" style:font-family-generic="roman" style:font-pitch="variable" fo:font-size="10pt" fo:language="es" fo:country="ES" style:font-size-asian="10pt"/>
    </style:style>
    <style:style style:name="Figuras_20_Car" style:display-name="Figuras Car" style:family="text" style:parent-style-name="marcador1_20_Car">
      <style:text-properties style:font-name="Calibri" fo:font-family="Calibri" style:font-family-generic="roman" style:font-pitch="variable" fo:font-size="12pt" fo:language="gl" fo:country="ES" style:font-size-asian="12pt" style:font-size-complex="12pt"/>
    </style:style>
    <style:style style:name="explicacion_20_Car" style:display-name="explicacion Car" style:family="text" style:parent-style-name="codigo_20_Car">
      <style:text-properties fo:color="#00000a" loext:opacity="100%" style:font-name="Courier New" fo:font-family="'Courier New'" style:font-family-generic="roman" style:font-pitch="variable" fo:font-size="11pt" fo:background-color="#fde9d9" style:font-name-asian="Courier New2" style:font-family-asian="'Courier New'" style:font-family-generic-asian="system" style:font-pitch-asian="variable" style:font-size-asian="11pt" style:language-asian="en" style:country-asian="US" style:font-size-complex="12pt"/>
    </style:style>
    <style:style style:name="Texto_20_sin_20_formato_20_Car" style:display-name="Texto sin formato Car" style:family="text" style:parent-style-name="Default_20_Paragraph_20_Font"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name-complex="F" style:font-family-generic-complex="system" style:font-pitch-complex="variable" style:font-size-complex="10.5pt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y2iqfc" style:family="text" style:parent-style-name="Default_20_Paragraph_20_Font"/>
    <style:style style:name="ListLabel_20_1" style:display-name="ListLabel 1" style:family="text">
      <style:text-properties fo:color="#667dd1" loext:opacity="100%"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6" style:display-name="ListLabel 6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7" style:display-name="ListLabel 7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8" style:display-name="ListLabel 8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color="#00b050" loext:opacity="100%" fo:font-size="14pt" style:font-size-asian="14pt" style:font-size-complex="14pt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">
        <style:list-level-properties text:list-level-position-and-space-mode="label-alignment">
          <style:list-level-label-alignment text:label-followed-by="listtab" text:list-tab-stop-position="1.75cm" fo:text-indent="-0.501cm" fo:margin-left="1.75cm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189cm" fo:text-indent="-0.635cm" fo:margin-left="2.189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459cm" fo:text-indent="-0.635cm" fo:margin-left="3.4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729cm" fo:text-indent="-0.635cm" fo:margin-left="4.729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5.999cm" fo:text-indent="-0.635cm" fo:margin-left="5.99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269cm" fo:text-indent="-0.635cm" fo:margin-left="7.2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539cm" fo:text-indent="-0.635cm" fo:margin-left="8.53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9.809cm" fo:text-indent="-0.635cm" fo:margin-left="9.809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079cm" fo:text-indent="-0.635cm" fo:margin-left="11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format="1" text:start-value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7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8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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Wingdings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4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0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2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8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3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6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9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5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5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6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6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7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7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7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8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8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8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9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9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0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0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0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2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3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3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3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14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4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15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5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5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8pt" fo:language="gl" fo:country="ES" style:font-size-asian="8pt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251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<text:tab/></text:span><text:span text:style-name="MT2"> <text:s text:c="82"/></text:span><text:span text:style-name="MT1">Página </text:span><text:span text:style-name="MT3"><text:page-number text:select-page="current">1</text:page-number></text:span><text:span text:style-name="MT1"><text:s/>de </text:span><text:span text:style-name="MT3"><text:page-count>2</text:page-count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Unha aproximación á computación dende as súas bases</dc:subject>
    <meta:initial-creator>Olga Cuervo</meta:initial-creator>
    <meta:editing-cycles>103</meta:editing-cycles>
    <meta:print-date>2022-09-12T11:16:00</meta:print-date>
    <meta:creation-date>2021-09-28T12:16:00</meta:creation-date>
    <dc:date>2022-09-12T21:48:51.081000000</dc:date>
    <meta:editing-duration>PT17H43M51S</meta:editing-duration>
    <meta:generator>LibreOffice/7.1.2.2$Windows_X86_64 LibreOffice_project/8a45595d069ef5570103caea1b71cc9d82b2aae4</meta:generator>
    <meta:document-statistic meta:table-count="0" meta:image-count="0" meta:object-count="0" meta:page-count="2" meta:paragraph-count="50" meta:word-count="316" meta:character-count="1792" meta:non-whitespace-character-count="1486"/>
    <meta:user-defined meta:name="AppVersion">15.0000</meta:user-defined>
    <meta:user-defined meta:name="Company">Profesora: Olga Cuervo Miguélez</meta:user-defined>
    <meta:template xlink:type="simple" xlink:actuate="onRequest" xlink:title="Plantilla" xlink:href=""/>
  </office:meta>
</office:document-meta>
</file>